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d11" officeooo:paragraph-rsid="00133d11"/>
    </style:style>
    <style:style style:name="P2" style:family="paragraph" style:parent-style-name="Standard">
      <style:text-properties officeooo:rsid="0015b9fd" officeooo:paragraph-rsid="0015b9fd"/>
    </style:style>
    <style:style style:name="P3" style:family="paragraph" style:parent-style-name="Standard">
      <style:text-properties officeooo:rsid="0016ada2" officeooo:paragraph-rsid="0016ada2"/>
    </style:style>
    <style:style style:name="P4" style:family="paragraph" style:parent-style-name="Standard">
      <style:text-properties officeooo:rsid="0017af54" officeooo:paragraph-rsid="0017af54"/>
    </style:style>
    <style:style style:name="P5" style:family="paragraph" style:parent-style-name="Standard">
      <style:text-properties officeooo:rsid="00184385" officeooo:paragraph-rsid="00184385"/>
    </style:style>
    <style:style style:name="P6" style:family="paragraph" style:parent-style-name="Standard">
      <style:text-properties officeooo:rsid="0018db6a" officeooo:paragraph-rsid="0018db6a"/>
    </style:style>
    <style:style style:name="P7" style:family="paragraph" style:parent-style-name="Standard">
      <style:text-properties officeooo:rsid="001a641f" officeooo:paragraph-rsid="001a641f"/>
    </style:style>
    <style:style style:name="T1" style:family="text">
      <style:text-properties officeooo:rsid="001843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apport A32 mastermind : semaine 1 : </text:p>
      <text:p text:style-name="P1"/>
      <text:p text:style-name="P2">UML : </text:p>
      <text:p text:style-name="P2"/>
      <text:p text:style-name="P2">avancées sur le modèle : </text:p>
      <text:p text:style-name="P2"/>
      <text:p text:style-name="P2">Class Game : </text:p>
      <text:p text:style-name="P2"/>
      <text:p text:style-name="P2">créer des rounds et passe de l’un a l’autres. Ne stock pas directement de round, car il n’est pas nécessaire pour le jeu de se souvenir d’un round autre que celui qui à lieu actuellement. Il suffit de conserver leurs indices, pour savoir si le nombre de rounds choisi est atteint.</text:p>
      <text:p text:style-name="P2"/>
      <text:p text:style-name="P2">Class Round : </text:p>
      <text:p text:style-name="P2"/>
      <text:p text:style-name="P2">stock le nombre de tentatives du joueur, ainsi que la combinaison secrète ( class solution ) </text:p>
      <text:p text:style-name="P2">à une stratégie d’affichage des indices ( pas encore représenté, cf Clue ). </text:p>
      <text:p text:style-name="P2">sera observé par plusieurs vues pour l’affichage <text:span text:style-name="T1">(notamment des indices en fonction du GameMode )</text:span> et les entrées du joueur.</text:p>
      <text:p text:style-name="P2"/>
      <text:p text:style-name="P3">Class Combinaison et Class Solution : </text:p>
      <text:p text:style-name="P3"/>
      <text:p text:style-name="P3">solution hérite de combinaison. Les combinaison seront créer par le joueur, puis le round pourra appelé la méthode de sa solution qui la compare a la combinaison du joueur, et renvoie le tableau d’indice.</text:p>
      <text:p text:style-name="P4">Concrètement, une combinaison est un tableau d’entier de l’énumération PawnColor</text:p>
      <text:p text:style-name="P4"/>
      <text:p text:style-name="P4">-----</text:p>
      <text:p text:style-name="P4"/>
      <text:p text:style-name="P5">le système d’indice : </text:p>
      <text:p text:style-name="P5"/>
      <text:p text:style-name="P6">l’énum Clues stock les trois type d’indice. Les indices sont transmis sous la forme de tableau.</text:p>
      <text:p text:style-name="P6">L’inteface des stratégie GenerateClueStrategy et le template GenerateClueTemplate permettront de définir la strategie que devra appliquer le round pour générer les indices, ce qui influera sur l’affichage de ceux-ci ( cf GameMode). </text:p>
      <text:p text:style-name="P6"/>
      <text:p text:style-name="P6">Remarques : </text:p>
      <text:p text:style-name="P6"/>
      <text:p text:style-name="P6">une idée abandonnée consistait à transmettre au vu toujours le meme tableau de clues, et ensuite celles-ci modifier l’information pour correspondre à leur affichage, mais cela ne respectait pas le MVC.</text:p>
      <text:p text:style-name="P6"/>
      <text:p text:style-name="P7">Le template + stratégie pour les indices semble superflus, nous concentrons nos effort à retravailler cette partie.</text:p>
      <text:p text:style-name="P5"/>
      <text:p text:style-name="P5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30T14:32:51.318544062</meta:creation-date>
    <dc:date>2023-11-30T23:23:48.153537192</dc:date>
    <meta:editing-duration>PT24M51S</meta:editing-duration>
    <meta:editing-cycles>9</meta:editing-cycles>
    <meta:generator>LibreOffice/7.3.7.2$Linux_X86_64 LibreOffice_project/30$Build-2</meta:generator>
    <meta:document-statistic meta:table-count="0" meta:image-count="0" meta:object-count="0" meta:page-count="1" meta:paragraph-count="19" meta:word-count="273" meta:character-count="1671" meta:non-whitespace-character-count="1406"/>
  </office:meta>
</office:document-meta>
</file>